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okemons">
      <style:table-properties table:display="true" style:writing-mode="lr-tb"/>
    </style:style>
    <style:style style:name="ta2" style:family="table" style:master-page-name="PageStyle_5f_types">
      <style:table-properties table:display="true" style:writing-mode="lr-tb"/>
    </style:style>
    <style:style style:name="ta3" style:family="table" style:master-page-name="PageStyle_5f_faiblesses">
      <style:table-properties table:display="true" style:writing-mode="lr-tb"/>
    </style:style>
    <style:style style:name="ta4" style:family="table" style:master-page-name="PageStyle_5f_dresseurs">
      <style:table-properties table:display="true" style:writing-mode="lr-tb"/>
    </style:style>
    <style:style style:name="ta5" style:family="table" style:master-page-name="PageStyle_5f_liste_5f_dresseurs">
      <style:table-properties table:display="true" style:writing-mode="lr-tb"/>
    </style:style>
    <style:style style:name="ta6" style:family="table" style:master-page-name="PageStyle_5f_liste_5f_types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4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kemo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3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om</text:p>
          </table:table-cell>
          <table:table-cell table:style-name="ce1" office:value-type="string" calcext:value-type="string">
            <text:p>evolution</text:p>
          </table:table-cell>
          <table:table-cell table:style-name="ce1" office:value-type="string" calcext:value-type="string">
            <text:p>pv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izarre 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bizarre 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orizarre 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amèche 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ptincel 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acaufeu 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apuce 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abaffe 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tank 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nipan 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ysacier 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pilusion 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picot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confort 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rdargnan 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ucool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ucoups 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carnage 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 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tatac 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afabec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pasdepic 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o 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 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 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 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belette 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blaireau 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 (F)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 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 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 (M)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 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 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élofée 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élodelfe 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upix 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unard 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ndoudou 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odoudou 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sferapti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sferalto 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ystherbe 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rtide 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afflesia 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 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 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imitoss 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éromite 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piqueur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iopikeur 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aouss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 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kokwak 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kwakwak 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érosinge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lossinge 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ninos 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 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titard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êtarte 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rtard 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 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 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 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c 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peur 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kogneur 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étiflor 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oustiflor 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mpiflor 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 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acaillou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alanch 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olem 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 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lopa 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moloss 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lagadoss 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ti 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 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narticho 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 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 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taria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amantine 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dmorv 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otadmorv 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okiyas 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rustabri </text:p>
          </table:table-cell>
          <table:table-cell table:style-name="ce1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antominus 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ectrum 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ctoplasma 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 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oporifik 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made </text:p>
          </table:table-cell>
          <table:table-cell table:style-name="ce1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 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rabboss 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e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 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eunoeuf 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adkoko 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sselait 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ssatueur 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icklee 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ygnon 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xcelangue 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mogo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mogogo </text:p>
          </table:table-cell>
          <table:table-cell table:style-name="ce1"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inocorne 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inoféros 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eveinard </text:p>
          </table:table-cell>
          <table:table-cell table:style-name="ce1"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quedeneu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ourex 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ypotrempe 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ypocéan 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oissirène 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oissoroy </text:p>
          </table:table-cell>
          <table:table-cell table:style-name="ce1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i 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oss 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. Mime 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nsécateur 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ppoutou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ktek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carabrute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 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carpe 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éviator </text:p>
          </table:table-cell>
          <table:table-cell table:style-name="ce1"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okhlass 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étamorph 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voli 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quali 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oltali 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yroli 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 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monita 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monistar </text:p>
          </table:table-cell>
          <table:table-cell table:style-name="ce1"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 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 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téra 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onflex 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kodin 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lecthor 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ulfura 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nidraco 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co 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colosse 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 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 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</table:table>
      <table:table table:name="types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ectre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ectre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ectre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gon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</table:table>
      <table:table table:name="faiblesses" table:style-name="ta3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aible_con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poi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lectrique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électr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y</text:p>
          </table:table-cell>
          <table:table-cell office:value-type="string" calcext:value-type="string">
            <text:p>insec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y</text:p>
          </table:table-cell>
          <table:table-cell office:value-type="string" calcext:value-type="string">
            <text:p>spec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e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pl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sol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pec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cte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cte</text:p>
          </table:table-cell>
          <table:table-cell office:value-type="string" calcext:value-type="string">
            <text:p>fe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cte</text:p>
          </table:table-cell>
          <table:table-cell office:value-type="string" calcext:value-type="string">
            <text:p>ro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v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p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omb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glac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dragon</text:p>
          </table:table-cell>
          <table:table-cell table:number-columns-repeated="1022"/>
        </table:table-row>
      </table:table>
      <table:table table:name="dresseurs" table:style-name="ta4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ce4"/>
        <table:table-column table:style-name="co2" table:number-columns-repeated="1019" table:default-cell-style-name="Default"/>
        <table:table-row table:style-name="ro1">
          <table:table-cell table:style-name="ce4" office:value-type="string" calcext:value-type="string">
            <text:p>dresseur</text:p>
          </table:table-cell>
          <table:table-cell table:style-name="ce4" office:value-type="string" calcext:value-type="string">
            <text:p>numéro</text:p>
          </table:table-cell>
          <table:table-cell table:style-name="ce4" office:value-type="string" calcext:value-type="string">
            <text:p>niveau</text:p>
          </table:table-cell>
          <table:table-cell table:style-name="ce4" office:value-type="string" calcext:value-type="string">
            <text:p>pv_bonus</text:p>
          </table:table-cell>
          <table:table-cell office:value-type="string" calcext:value-type="string">
            <text:p>date_rencont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rre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date" office:date-value="1998-05-12" calcext:value-type="date">
            <text:p>1998-05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ierre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date" office:date-value="1998-05-12" calcext:value-type="date">
            <text:p>1998-05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ndin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date" office:date-value="1998-06-02" calcext:value-type="date">
            <text:p>1998-06-0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ndi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5" calcext:value-type="float">
            <text:p>65</text:p>
          </table:table-cell>
          <table:table-cell table:style-name="ce5" office:value-type="date" office:date-value="1998-06-02" calcext:value-type="date">
            <text:p>1998-06-0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jor Bob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date" office:date-value="1998-09-12" calcext:value-type="date">
            <text:p>1998-09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jor Bob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date" office:date-value="1998-09-12" calcext:value-type="date">
            <text:p>1998-09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jor Bob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date" office:date-value="1998-09-12" calcext:value-type="date">
            <text:p>1998-09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ika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9" calcext:value-type="float">
            <text:p>89</text:p>
          </table:table-cell>
          <table:table-cell table:style-name="ce5" office:value-type="date" office:date-value="1998-09-25" calcext:value-type="date">
            <text:p>1998-09-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ika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date" office:date-value="1998-09-25" calcext:value-type="date">
            <text:p>1998-09-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ik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date" office:date-value="1998-09-25" calcext:value-type="date">
            <text:p>1998-09-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oga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date" office:date-value="1998-12-25" calcext:value-type="date">
            <text:p>1998-12-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oga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date" office:date-value="1998-12-25" calcext:value-type="date">
            <text:p>1998-12-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oga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date" office:date-value="1998-12-25" calcext:value-type="date">
            <text:p>1998-12-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oga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date" office:date-value="1998-12-25" calcext:value-type="date">
            <text:p>1998-12-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rgan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35" calcext:value-type="float">
            <text:p>135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rgane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rgane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rgane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date" office:date-value="1999-01-01" calcext:value-type="date">
            <text:p>1999-01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ugust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date" office:date-value="1999-03-20" calcext:value-type="date">
            <text:p>1999-03-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uguste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date" office:date-value="1999-03-20" calcext:value-type="date">
            <text:p>1999-03-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uguste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date" office:date-value="1999-03-20" calcext:value-type="date">
            <text:p>1999-03-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ugus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48" calcext:value-type="float">
            <text:p>148</text:p>
          </table:table-cell>
          <table:table-cell table:style-name="ce5" office:value-type="date" office:date-value="1999-03-20" calcext:value-type="date">
            <text:p>1999-03-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adielle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36" calcext:value-type="float">
            <text:p>136</text:p>
          </table:table-cell>
          <table:table-cell table:style-name="ce5" office:value-type="date" office:date-value="1999-06-12" calcext:value-type="date">
            <text:p>1999-06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adielle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1" calcext:value-type="float">
            <text:p>111</text:p>
          </table:table-cell>
          <table:table-cell table:style-name="ce5" office:value-type="date" office:date-value="1999-06-12" calcext:value-type="date">
            <text:p>1999-06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adielle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33" calcext:value-type="float">
            <text:p>133</text:p>
          </table:table-cell>
          <table:table-cell table:style-name="ce5" office:value-type="date" office:date-value="1999-06-12" calcext:value-type="date">
            <text:p>1999-06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adiell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48" calcext:value-type="float">
            <text:p>148</text:p>
          </table:table-cell>
          <table:table-cell table:style-name="ce5" office:value-type="date" office:date-value="1999-06-12" calcext:value-type="date">
            <text:p>1999-06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adielle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9" calcext:value-type="float">
            <text:p>149</text:p>
          </table:table-cell>
          <table:table-cell table:style-name="ce5" office:value-type="date" office:date-value="1999-06-12" calcext:value-type="date">
            <text:p>1999-06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lga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lg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53" calcext:value-type="float">
            <text:p>153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lga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69" calcext:value-type="float">
            <text:p>169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lga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60" calcext:value-type="float">
            <text:p>160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lga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49" calcext:value-type="float">
            <text:p>149</text:p>
          </table:table-cell>
          <table:table-cell table:style-name="ce5" office:value-type="date" office:date-value="1999-06-24" calcext:value-type="date">
            <text:p>1999-06-2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do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date" office:date-value="1999-07-01" calcext:value-type="date">
            <text:p>1999-07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do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72" calcext:value-type="float">
            <text:p>172</text:p>
          </table:table-cell>
          <table:table-cell table:style-name="ce5" office:value-type="date" office:date-value="1999-07-01" calcext:value-type="date">
            <text:p>1999-07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do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65" calcext:value-type="float">
            <text:p>165</text:p>
          </table:table-cell>
          <table:table-cell table:style-name="ce5" office:value-type="date" office:date-value="1999-07-01" calcext:value-type="date">
            <text:p>1999-07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do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0" calcext:value-type="float">
            <text:p>180</text:p>
          </table:table-cell>
          <table:table-cell table:style-name="ce5" office:value-type="date" office:date-value="1999-07-01" calcext:value-type="date">
            <text:p>1999-07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do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1" calcext:value-type="float">
            <text:p>171</text:p>
          </table:table-cell>
          <table:table-cell table:style-name="ce5" office:value-type="date" office:date-value="1999-07-01" calcext:value-type="date">
            <text:p>1999-07-0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gath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1" calcext:value-type="float">
            <text:p>181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gatha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5" calcext:value-type="float">
            <text:p>155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gatha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60" calcext:value-type="float">
            <text:p>160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gat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9" calcext:value-type="float">
            <text:p>179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gath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87" calcext:value-type="float">
            <text:p>187</text:p>
          </table:table-cell>
          <table:table-cell table:style-name="ce5" office:value-type="date" office:date-value="1999-08-12" calcext:value-type="date">
            <text:p>1999-08-1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ter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61" calcext:value-type="float">
            <text:p>161</text:p>
          </table:table-cell>
          <table:table-cell table:style-name="ce5" office:value-type="date" office:date-value="1999-09-23" calcext:value-type="date">
            <text:p>1999-09-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ter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0" calcext:value-type="float">
            <text:p>180</text:p>
          </table:table-cell>
          <table:table-cell table:style-name="ce5" office:value-type="date" office:date-value="1999-09-23" calcext:value-type="date">
            <text:p>1999-09-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ter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43" calcext:value-type="float">
            <text:p>143</text:p>
          </table:table-cell>
          <table:table-cell table:style-name="ce5" office:value-type="date" office:date-value="1999-09-23" calcext:value-type="date">
            <text:p>1999-09-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ter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1" calcext:value-type="float">
            <text:p>171</text:p>
          </table:table-cell>
          <table:table-cell table:style-name="ce5" office:value-type="date" office:date-value="1999-09-23" calcext:value-type="date">
            <text:p>1999-09-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eter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99" calcext:value-type="float">
            <text:p>199</text:p>
          </table:table-cell>
          <table:table-cell table:style-name="ce5" office:value-type="date" office:date-value="1999-09-23" calcext:value-type="date">
            <text:p>1999-09-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01" calcext:value-type="float">
            <text:p>201</text:p>
          </table:table-cell>
          <table:table-cell table:style-name="ce5" office:value-type="date" office:date-value="1999-10-11" calcext:value-type="date">
            <text:p>1999-10-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4" calcext:value-type="float">
            <text:p>164</text:p>
          </table:table-cell>
          <table:table-cell table:style-name="ce5" office:value-type="date" office:date-value="1999-10-11" calcext:value-type="date">
            <text:p>1999-10-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89" calcext:value-type="float">
            <text:p>189</text:p>
          </table:table-cell>
          <table:table-cell table:style-name="ce5" office:value-type="date" office:date-value="1999-10-11" calcext:value-type="date">
            <text:p>1999-10-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73" calcext:value-type="float">
            <text:p>173</text:p>
          </table:table-cell>
          <table:table-cell table:style-name="ce5" office:value-type="date" office:date-value="1999-10-11" calcext:value-type="date">
            <text:p>1999-10-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92" calcext:value-type="float">
            <text:p>192</text:p>
          </table:table-cell>
          <table:table-cell table:style-name="ce5" office:value-type="date" office:date-value="1999-10-11" calcext:value-type="date">
            <text:p>1999-10-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05" calcext:value-type="float">
            <text:p>205</text:p>
          </table:table-cell>
          <table:table-cell table:style-name="ce5" office:value-type="date" office:date-value="1999-10-11" calcext:value-type="date">
            <text:p>1999-10-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iovanni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date" office:date-value="1998-09-23" calcext:value-type="date">
            <text:p>1998-09-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iovanni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3" calcext:value-type="float">
            <text:p>73</text:p>
          </table:table-cell>
          <table:table-cell table:style-name="ce5" office:value-type="date" office:date-value="1998-09-23" calcext:value-type="date">
            <text:p>1998-09-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iovanni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8" calcext:value-type="float">
            <text:p>88</text:p>
          </table:table-cell>
          <table:table-cell table:style-name="ce5" office:value-type="date" office:date-value="1998-09-23" calcext:value-type="date">
            <text:p>1998-09-23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_dresseurs" table:style-name="ta5">
        <table:table-column table:style-name="co4" table:default-cell-style-name="ce4"/>
        <table:table-column table:style-name="co4" table:number-columns-repeated="1023" table:default-cell-style-name="Default"/>
        <table:table-row table:style-name="ro1">
          <table:table-cell office:value-type="string" calcext:value-type="string">
            <text:p>dress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d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jor Bo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i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g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gus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d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l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at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ovanni</text:p>
          </table:table-cell>
          <table:table-cell table:number-columns-repeated="1023"/>
        </table:table-row>
      </table:table>
      <table:table table:name="liste_types" table:style-name="ta6">
        <table:table-column table:style-name="co4" table:default-cell-style-name="ce1"/>
        <table:table-column table:style-name="co4" table:number-columns-repeated="1023" table:default-cell-style-name="Default"/>
        <table:table-row table:style-name="ro1">
          <table:table-cell office:value-type="string" calcext:value-type="string">
            <text:p>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élec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t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g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liste_5f_dresseurs" style:display-name="PageStyle_liste_dresseu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esseurs" style:display-name="PageStyle_dresseu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aiblesses" style:display-name="PageStyle_faibless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ypes" style:display-name="PageStyle_typ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e_5f_types" style:display-name="PageStyle_liste_typ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okemons" style:display-name="PageStyle_pokemon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3:50:51</meta:creation-date>
    <dc:language>fr-FR</dc:language>
    <dc:date>2023-07-06T15:10:21.464282757</dc:date>
    <meta:editing-cycles>35</meta:editing-cycles>
    <meta:editing-duration>PT7H49M39S</meta:editing-duration>
    <meta:generator>LibreOffice/7.3.7.2$Linux_X86_64 LibreOffice_project/30$Build-2</meta:generator>
    <meta:document-statistic meta:table-count="6" meta:cell-count="1344" meta:object-count="0"/>
    <meta:user-defined meta:name="AppVersion">15.0000</meta:user-defined>
  </office:meta>
</office:document-meta>
</file>